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 – </text:span><text:span text:style-name="T19">27.04.1972 – </text:span><text:span text:style-name="T20">8400 Basel - </text:span><text:span text:style-name="T19"><text:s/>Schweiz - ledig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34687df-ffa5-4e18-b8f2-b4ea40f436b5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April 2021</text:span>
    <text:span text:style-name="T5"> -</text:span>
    <text:span text:style-name="T4"> </text:span>
    <text:span text:style-name="T6">April 2022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d102ae26-d142-4e0d-9b5e-aeeb149f2878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April 2020</text:span>
    <text:span text:style-name="T5"> -</text:span>
    <text:span text:style-name="T4"> </text:span>
    <text:span text:style-name="T6">April 2021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1a80ab5-d314-4d06-85c7-f15e63f4efcf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12b8c7e2-e7f2-4d86-a82d-75783f35b29c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5d19ea0f-bf1d-4d98-9882-b9e64ac20ffe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e9824fb-fdb8-4d20-b36f-5630f03a0f8f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ff4c44f5-b16a-4d36-8ffc-222b2f2adbf5">
              <text:p text:style-name="P6"><text:span text:style-name="T17">EDV: </text:span>Word, Excel, Photoshop, Linux, Outlook</text:p>
            </text:section>
            <text:section text:style-name="Sect2" text:name="91a5faf3-fa0a-434c-86ae-1637bee3998c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sabella Merlin, Hauptstrasse 4, 84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Ausbildungsberaterin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Isabella Merl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